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Mono Nerd Font" svg:font-family="'JetBrainsMono Nerd Font'"/>
    <style:font-face style:name="JetBrainsMono Nerd Font1" svg:font-family="'JetBrainsMono Nerd Fon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JetBrainsMono Nerd Font1" fo:font-size="20pt" fo:font-style="normal" fo:font-weight="bold" officeooo:rsid="0010bc7b" officeooo:paragraph-rsid="0010bc7b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JetBrainsMono Nerd Font1" fo:font-size="8pt" fo:font-style="normal" fo:font-weight="normal" officeooo:rsid="0010bc7b" officeooo:paragraph-rsid="0010bc7b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JetBrainsMono Nerd Font1" fo:font-size="8pt" fo:font-style="normal" fo:font-weight="bold" officeooo:rsid="0011f904" officeooo:paragraph-rsid="0011f904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JetBrainsMono Nerd Font1" fo:font-size="8pt" fo:font-style="normal" fo:font-weight="bold" officeooo:rsid="0011f904" officeooo:paragraph-rsid="0013a942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JetBrainsMono Nerd Font1" fo:font-size="8pt" fo:font-style="normal" fo:font-weight="bold" officeooo:rsid="0013a942" officeooo:paragraph-rsid="0013a942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Footer">
      <style:paragraph-properties fo:text-align="end" style:justify-single-word="false"/>
      <style:text-properties style:font-name="JetBrainsMono Nerd Font1" fo:font-size="8pt" style:font-size-asian="8pt" style:font-size-complex="8pt"/>
    </style:style>
    <style:style style:name="P7" style:family="paragraph" style:parent-style-name="Header">
      <style:text-properties style:font-name="JetBrainsMono Nerd Font1" fo:font-size="8pt" officeooo:rsid="00166b33" officeooo:paragraph-rsid="00166b33"/>
    </style:style>
    <style:style style:name="P8" style:family="paragraph" style:parent-style-name="Standard">
      <style:paragraph-properties fo:text-align="start" style:justify-single-word="false"/>
      <style:text-properties style:font-name="JetBrainsMono Nerd Font1" fo:font-size="10pt" fo:font-style="normal" fo:font-weight="bold" officeooo:rsid="0010bc7b" officeooo:paragraph-rsid="0010bc7b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JetBrainsMono Nerd Font1" fo:font-size="8pt" fo:font-style="normal" fo:font-weight="bold" officeooo:rsid="0010bc7b" officeooo:paragraph-rsid="0010bc7b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JetBrainsMono Nerd Font1" fo:font-size="8pt" fo:font-style="normal" fo:font-weight="bold" officeooo:rsid="0010bc7b" officeooo:paragraph-rsid="0017d3b8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JetBrainsMono Nerd Font1" fo:font-size="8pt" fo:font-style="normal" fo:font-weight="bold" officeooo:rsid="0017d3b8" officeooo:paragraph-rsid="0017d3b8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JetBrainsMono Nerd Font1" fo:font-size="8pt" fo:font-style="normal" fo:font-weight="normal" officeooo:rsid="0010bc7b" officeooo:paragraph-rsid="0010bc7b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JetBrainsMono Nerd Font1" fo:font-size="8pt" fo:font-style="normal" fo:font-weight="normal" officeooo:rsid="0010bc7b" officeooo:paragraph-rsid="0017d3b8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JetBrainsMono Nerd Font1" fo:font-size="8pt" fo:font-style="normal" fo:font-weight="normal" officeooo:rsid="00197561" officeooo:paragraph-rsid="00197561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JetBrainsMono Nerd Font1" fo:font-size="14pt" fo:font-style="normal" fo:font-weight="bold" officeooo:rsid="0015a0a5" officeooo:paragraph-rsid="0015a0a5" style:font-size-asian="14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bold" officeooo:rsid="0010bc7b" officeooo:paragraph-rsid="0010bc7b" style:font-name-asian="JetBrainsMono Nerd Font" style:font-size-asian="10pt" style:font-style-asian="normal" style:font-weight-asian="bold" style:font-name-complex="JetBrainsMono Nerd Font" style:font-size-complex="10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bold" officeooo:rsid="0010bc7b" officeooo:paragraph-rsid="0017d3b8" style:font-name-asian="JetBrainsMono Nerd Font" style:font-size-asian="10pt" style:font-style-asian="normal" style:font-weight-asian="bold" style:font-name-complex="JetBrainsMono Nerd Font" style:font-size-complex="10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bold" officeooo:rsid="0011f904" officeooo:paragraph-rsid="0011f904" style:font-name-asian="JetBrainsMono Nerd Font" style:font-size-asian="10pt" style:font-style-asian="normal" style:font-weight-asian="bold" style:font-name-complex="JetBrainsMono Nerd Font" style:font-size-complex="10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bold" officeooo:rsid="0013a942" officeooo:paragraph-rsid="0013a942" style:font-name-asian="JetBrainsMono Nerd Font" style:font-size-asian="10pt" style:font-style-asian="normal" style:font-weight-asian="bold" style:font-name-complex="JetBrainsMono Nerd Font" style:font-size-complex="10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bold" officeooo:rsid="0013a942" officeooo:paragraph-rsid="0015a0a5" style:font-name-asian="JetBrainsMono Nerd Font" style:font-size-asian="10pt" style:font-style-asian="normal" style:font-weight-asian="bold" style:font-name-complex="JetBrainsMono Nerd Font" style:font-size-complex="10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bold" officeooo:rsid="0015a0a5" officeooo:paragraph-rsid="0015a0a5" style:font-name-asian="JetBrainsMono Nerd Font" style:font-size-asian="10pt" style:font-style-asian="normal" style:font-weight-asian="bold" style:font-name-complex="JetBrainsMono Nerd Font" style:font-size-complex="10pt" style:font-style-complex="normal" style:font-weight-complex="bold"/>
    </style:style>
    <style:style style:name="P22" style:family="paragraph" style:parent-style-name="Standard">
      <style:paragraph-properties fo:text-align="start" style:justify-single-word="false" fo:break-before="page"/>
      <style:text-properties style:font-name="JetBrainsMono Nerd Font" fo:font-size="8pt" fo:font-style="normal" fo:font-weight="bold" officeooo:rsid="0015a0a5" officeooo:paragraph-rsid="0015a0a5" style:font-name-asian="JetBrainsMono Nerd Font" style:font-size-asian="10pt" style:font-style-asian="normal" style:font-weight-asian="bold" style:font-name-complex="JetBrainsMono Nerd Font" style:font-size-complex="10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bold" officeooo:rsid="0017d3b8" officeooo:paragraph-rsid="0017d3b8" style:font-name-asian="JetBrainsMono Nerd Font" style:font-size-asian="10pt" style:font-style-asian="normal" style:font-weight-asian="bold" style:font-name-complex="JetBrainsMono Nerd Font" style:font-size-complex="10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bold" officeooo:rsid="00197561" officeooo:paragraph-rsid="00197561" style:font-name-asian="JetBrainsMono Nerd Font" style:font-size-asian="10pt" style:font-style-asian="normal" style:font-weight-asian="bold" style:font-name-complex="JetBrainsMono Nerd Font" style:font-size-complex="10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normal" officeooo:rsid="0011f904" officeooo:paragraph-rsid="0011f904" style:font-name-asian="JetBrainsMono Nerd Font" style:font-size-asian="10pt" style:font-style-asian="normal" style:font-weight-asian="normal" style:font-name-complex="JetBrainsMono Nerd Font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normal" officeooo:rsid="0015a0a5" officeooo:paragraph-rsid="0015a0a5" style:font-name-asian="JetBrainsMono Nerd Font" style:font-size-asian="10pt" style:font-style-asian="normal" style:font-weight-asian="normal" style:font-name-complex="JetBrainsMono Nerd Font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JetBrainsMono Nerd Font" fo:font-size="8pt" fo:font-style="italic" fo:font-weight="bold" officeooo:rsid="0013a942" officeooo:paragraph-rsid="0013a942" style:font-name-asian="JetBrainsMono Nerd Font" style:font-size-asian="10pt" style:font-style-asian="italic" style:font-weight-asian="bold" style:font-name-complex="JetBrainsMono Nerd Font" style:font-size-complex="10pt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JetBrainsMono Nerd Font" fo:font-size="8pt" fo:font-style="italic" fo:font-weight="normal" officeooo:rsid="0013a942" officeooo:paragraph-rsid="0013a942" style:font-name-asian="JetBrainsMono Nerd Font" style:font-size-asian="10pt" style:font-style-asian="italic" style:font-weight-asian="normal" style:font-name-complex="JetBrainsMono Nerd Font" style:font-size-complex="10pt" style:font-style-complex="italic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JetBrainsMono Nerd Font" fo:font-size="14pt" fo:font-style="normal" fo:font-weight="bold" officeooo:rsid="0015a0a5" officeooo:paragraph-rsid="0015a0a5" style:font-name-asian="JetBrainsMono Nerd Font" style:font-size-asian="10pt" style:font-style-asian="normal" style:font-weight-asian="bold" style:font-name-complex="JetBrainsMono Nerd Font" style:font-size-complex="10pt" style:font-style-complex="normal" style:font-weight-complex="bold"/>
    </style:style>
    <style:style style:name="T1" style:family="text">
      <style:text-properties style:font-name="JetBrainsMono Nerd Font" style:font-name-asian="JetBrainsMono Nerd Font" style:font-name-complex="JetBrainsMono Nerd Font"/>
    </style:style>
    <style:style style:name="T2" style:family="text">
      <style:text-properties style:font-name="JetBrainsMono Nerd Font" officeooo:rsid="0015a0a5" style:font-name-asian="JetBrainsMono Nerd Font" style:font-name-complex="JetBrainsMono Nerd Font"/>
    </style:style>
    <style:style style:name="T3" style:family="text">
      <style:text-properties style:font-name="JetBrainsMono Nerd Font" officeooo:rsid="0017d3b8" style:font-name-asian="JetBrainsMono Nerd Font" style:font-name-complex="JetBrainsMono Nerd Font"/>
    </style:style>
    <style:style style:name="T4" style:family="text">
      <style:text-properties style:font-name="JetBrainsMono Nerd Font" style:font-name-asian="Noto Serif CJK SC" style:font-name-complex="Lohit Devanagari1"/>
    </style:style>
    <style:style style:name="T5" style:family="text">
      <style:text-properties style:font-name="JetBrainsMono Nerd Font" officeooo:rsid="0013a942" style:font-name-asian="Noto Serif CJK SC" style:font-name-complex="Lohit Devanagari1"/>
    </style:style>
    <style:style style:name="T6" style:family="text">
      <style:text-properties style:font-name="JetBrainsMono Nerd Font" fo:font-weight="bold" style:font-name-asian="Noto Serif CJK SC" style:font-weight-asian="bold" style:font-name-complex="Lohit Devanagari1" style:font-weight-complex="bold"/>
    </style:style>
    <style:style style:name="T7" style:family="text">
      <style:text-properties style:font-name="JetBrainsMono Nerd Font" fo:font-weight="bold" style:font-name-asian="JetBrainsMono Nerd Font" style:font-weight-asian="bold" style:font-name-complex="JetBrainsMono Nerd Font" style:font-weight-complex="bold"/>
    </style:style>
    <style:style style:name="T8" style:family="text">
      <style:text-properties style:font-name="JetBrainsMono Nerd Font" fo:font-weight="bold" officeooo:rsid="0017d3b8" style:font-name-asian="JetBrainsMono Nerd Font" style:font-weight-asian="bold" style:font-name-complex="JetBrainsMono Nerd Font" style:font-weight-complex="bold"/>
    </style:style>
    <style:style style:name="T9" style:family="text">
      <style:text-properties style:font-name="JetBrainsMono Nerd Font" fo:font-weight="normal" style:font-name-asian="JetBrainsMono Nerd Font" style:font-weight-asian="normal" style:font-name-complex="JetBrainsMono Nerd Font" style:font-weight-complex="normal"/>
    </style:style>
    <style:style style:name="T10" style:family="text">
      <style:text-properties style:font-name="JetBrainsMono Nerd Font" fo:font-weight="normal" officeooo:rsid="0013a942" style:font-name-asian="JetBrainsMono Nerd Font" style:font-weight-asian="normal" style:font-name-complex="JetBrainsMono Nerd Font" style:font-weight-complex="normal"/>
    </style:style>
    <style:style style:name="T11" style:family="text">
      <style:text-properties style:font-name="JetBrainsMono Nerd Font" fo:font-weight="normal" officeooo:rsid="0015a0a5" style:font-name-asian="JetBrainsMono Nerd Font" style:font-weight-asian="normal" style:font-name-complex="JetBrainsMono Nerd Font" style:font-weight-complex="normal"/>
    </style:style>
    <style:style style:name="T12" style:family="text">
      <style:text-properties style:font-name="JetBrainsMono Nerd Font" fo:font-weight="normal" style:font-name-asian="Noto Serif CJK SC" style:font-weight-asian="normal" style:font-name-complex="Lohit Devanagari1" style:font-weight-complex="normal"/>
    </style:style>
    <style:style style:name="T13" style:family="text">
      <style:text-properties style:font-name="JetBrainsMono Nerd Font" fo:font-weight="normal" officeooo:rsid="0010bc7b" style:font-name-asian="Noto Serif CJK SC" style:font-weight-asian="normal" style:font-name-complex="Lohit Devanagari1" style:font-weight-complex="normal"/>
    </style:style>
    <style:style style:name="T14" style:family="text">
      <style:text-properties style:font-name="JetBrainsMono Nerd Font" fo:font-weight="normal" officeooo:rsid="0013a942" style:font-name-asian="Noto Serif CJK SC" style:font-weight-asian="normal" style:font-name-complex="Lohit Devanagari1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-asian="JetBrainsMono Nerd Font" style:font-name-complex="JetBrainsMono Nerd Font"/>
    </style:style>
    <style:style style:name="T17" style:family="text">
      <style:text-properties officeooo:rsid="0015a0a5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5a0a5" style:font-weight-asian="normal" style:font-weight-complex="normal"/>
    </style:style>
    <style:style style:name="T20" style:family="text">
      <style:text-properties style:font-name="JetBrainsMono Nerd Font"/>
    </style:style>
    <style:style style:name="T21" style:family="text">
      <style:text-properties style:font-name="JetBrainsMono Nerd Font" fo:font-weight="normal" officeooo:rsid="0015a0a5" style:font-name-asian="JetBrainsMono Nerd Font" style:font-weight-asian="normal" style:font-name-complex="JetBrainsMono Nerd Font" style:font-weight-complex="normal"/>
    </style:style>
    <style:style style:name="T22" style:family="text">
      <style:text-properties style:font-name="JetBrainsMono Nerd Font" fo:font-weight="normal" officeooo:rsid="0015a0a5" style:font-weight-asian="normal" style:font-weight-complex="normal"/>
    </style:style>
    <style:style style:name="T23" style:family="text">
      <style:text-properties style:font-name="JetBrainsMono Nerd Font" officeooo:rsid="0015a0a5"/>
    </style:style>
    <style:style style:name="T24" style:family="text">
      <style:text-properties officeooo:rsid="0017d3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de projet LO21</text:p>
      <text:p text:style-name="P15"/>
      <text:p text:style-name="P15">Introduction</text:p>
      <text:p text:style-name="P15"/>
      <text:p text:style-name="P15">I. Type abstrait “Individu”</text:p>
      <text:p text:style-name="P8"/>
      <text:p text:style-name="P11"/>
      <text:p text:style-name="P10"/>
      <text:p text:style-name="P11">I.1. Initialisation aléatoire de la liste de bits</text:p>
      <text:p text:style-name="P11"/>
      <text:p text:style-name="P2"><text:span text:style-name="T15">Fonction</text:span> indivInitI(longIndiv: Entier): Individu</text:p>
      <text:p text:style-name="P9">Début:</text:p>
      <text:p text:style-name="P2"><text:tab/>i: Individu <text:span text:style-name="T16">&lt;-</text:span><text:span text:style-name="T4"> Ø</text:span></text:p>
      <text:p text:style-name="P2"><text:span text:style-name="T4"><text:tab/></text:span><text:span text:style-name="T6">pour </text:span><text:span text:style-name="T4">i: Entier </text:span><text:span text:style-name="T6">de </text:span><text:span text:style-name="T4">0 </text:span><text:span text:style-name="T6">à </text:span><text:span text:style-name="T4">longIndiv - 1 </text:span><text:span text:style-name="T6">faire</text:span></text:p>
      <text:p text:style-name="P2"><text:span text:style-name="T6"><text:tab/><text:tab/></text:span><text:span text:style-name="T4">i </text:span><text:span text:style-name="T16">&lt;-</text:span><text:span text:style-name="T1"> insérerTête(i, bitAléatoire(</text:span><text:span text:style-name="T2">0.5</text:span><text:span text:style-name="T1">))</text:span></text:p>
      <text:p text:style-name="P2"><text:span text:style-name="T1"><text:tab/></text:span><text:span text:style-name="T7">fait</text:span></text:p>
      <text:p text:style-name="P2"><text:span text:style-name="T7"><text:tab/></text:span><text:span text:style-name="T1">indivInitI </text:span><text:span text:style-name="T16">&lt;-</text:span><text:span text:style-name="T1"> i</text:span></text:p>
      <text:p text:style-name="P16">Fin</text:p>
      <text:p text:style-name="P16"/>
      <text:p text:style-name="P16"/>
      <text:p text:style-name="P2"><text:span text:style-name="T15">Fonction</text:span> indivInitR(longIndiv: Entier): Individu</text:p>
      <text:p text:style-name="P9">Début:</text:p>
      <text:p text:style-name="P2"><text:tab/><text:span text:style-name="T7">si </text:span><text:span text:style-name="T1">longIndiv = 0 </text:span><text:span text:style-name="T7">alors</text:span></text:p>
      <text:p text:style-name="P2"><text:span text:style-name="T7"><text:tab/><text:tab/></text:span><text:span text:style-name="T16">indivInitR &lt;- </text:span><text:span text:style-name="T4">Ø</text:span></text:p>
      <text:p text:style-name="P2"><text:span text:style-name="T4"><text:tab/></text:span><text:span text:style-name="T6">sinon</text:span></text:p>
      <text:p text:style-name="P2"><text:span text:style-name="T6"><text:tab/><text:tab/></text:span><text:span text:style-name="T1">longIndiv &lt;- insérerTête(</text:span><text:span text:style-name="T16">indivInitR(longIndiv – 1), </text:span><text:span text:style-name="T1">bitAléatoire())</text:span></text:p>
      <text:p text:style-name="P2"><text:span text:style-name="T1"><text:tab/></text:span><text:span text:style-name="T7">finsi<text:tab/><text:tab/></text:span></text:p>
      <text:p text:style-name="P16">Fin</text:p>
      <text:p text:style-name="P16"/>
      <text:p text:style-name="P23">I.2. Valeur d’un individu</text:p>
      <text:p text:style-name="P16"/>
      <text:p text:style-name="P3"><text:span text:style-name="T1">Fonction </text:span><text:span text:style-name="T9">valeurIndiv(i: Individu): Entier</text:span></text:p>
      <text:p text:style-name="P18">Début:</text:p>
      <text:p text:style-name="P3"><text:span text:style-name="T1"><text:tab/></text:span><text:span text:style-name="T9">e: I</text:span><text:span text:style-name="T11">E</text:span><text:span text:style-name="T9">lem &lt;- tête(i)</text:span></text:p>
      <text:p text:style-name="P25"><text:tab/>val: Entier &lt;- 0</text:p>
      <text:p text:style-name="P3"><text:span text:style-name="T9"><text:tab/></text:span><text:span text:style-name="T1">tant que </text:span><text:span text:style-name="T9">e ≠ </text:span><text:span text:style-name="T13">Ø </text:span><text:span text:style-name="T4">faire</text:span></text:p>
      <text:p text:style-name="P3"><text:span text:style-name="T4"><text:tab/><text:tab/></text:span><text:span text:style-name="T12">val &lt;- 2·val + valeur(e)</text:span></text:p>
      <text:p text:style-name="P3"><text:span text:style-name="T12"><text:tab/><text:tab/></text:span><text:span text:style-name="T14">e &lt;- succ(e)</text:span></text:p>
      <text:p text:style-name="P3"><text:span text:style-name="T14"><text:tab/></text:span><text:span text:style-name="T5">fait</text:span></text:p>
      <text:p text:style-name="P4"><text:span text:style-name="T14"><text:tab/></text:span><text:span text:style-name="T9">valeurIndiv &lt;- </text:span><text:span text:style-name="T10">val</text:span></text:p>
      <text:p text:style-name="P19">Fin</text:p>
      <text:p text:style-name="P19"/>
      <text:p text:style-name="P23">I.3. Qualité d’un individu</text:p>
      <text:p text:style-name="P27"/>
      <text:p text:style-name="P23">I.4. Croisement de deux individus</text:p>
      <text:p text:style-name="P28"/>
      <text:p text:style-name="P5"><text:span text:style-name="T1">Procédure </text:span><text:span text:style-name="T9">croiserIndiv(i1: Individu, i2: Individu, </text:span><text:span text:style-name="T11">pCroise: Réel</text:span><text:span text:style-name="T9">)</text:span></text:p>
      <text:p text:style-name="P19">Début</text:p>
      <text:p text:style-name="P20"><text:tab/><text:span text:style-name="T17">tant que </text:span><text:span text:style-name="T19">i1 </text:span><text:span text:style-name="T11">≠</text:span><text:span text:style-name="T19"> </text:span><text:span text:style-name="T22">Ø</text:span><text:span text:style-name="T19"> et <text:s/>i2 </text:span><text:span text:style-name="T11">≠</text:span><text:span text:style-name="T19"> </text:span><text:span text:style-name="T22">Ø </text:span><text:span text:style-name="T23">faire</text:span></text:p>
      <text:p text:style-name="P20"><text:span text:style-name="T23"><text:tab/><text:tab/>si </text:span><text:span text:style-name="T22">bitAléatoire(pCroise) = 1 </text:span><text:span text:style-name="T23">alors</text:span></text:p>
      <text:p text:style-name="P20"><text:span text:style-name="T23"><text:tab/><text:tab/><text:tab/></text:span><text:span text:style-name="T22">tmp: Bit &lt;- valeur(tête(i1))</text:span></text:p>
      <text:p text:style-name="P20"><text:span text:style-name="T22"><text:tab/><text:tab/><text:tab/>valeur(tête(i1)) &lt;- valeur(tête(i2))</text:span></text:p>
      <text:p text:style-name="P20"><text:span text:style-name="T22"><text:tab/><text:tab/><text:tab/>valeur(tête(i2)) &lt;- tmp</text:span></text:p>
      <text:p text:style-name="P20"><text:span text:style-name="T22"><text:tab/><text:tab/></text:span><text:span text:style-name="T23">finsi</text:span></text:p>
      <text:p text:style-name="P20"><text:span text:style-name="T23"><text:tab/><text:tab/></text:span><text:span text:style-name="T22">i1 &lt;- succ(i1)</text:span></text:p>
      <text:p text:style-name="P20"><text:span text:style-name="T22"><text:tab/><text:tab/>i2 &lt;- succ(i2)</text:span></text:p>
      <text:p text:style-name="P20"><text:span text:style-name="T22"><text:tab/></text:span><text:span text:style-name="T23">fait</text:span></text:p>
      <text:p text:style-name="P21"><text:span text:style-name="T20">Fin</text:span></text:p>
      <text:p text:style-name="P21"/>
      <text:p text:style-name="P21"/>
      <text:p text:style-name="P22"/>
      <text:p text:style-name="P29">II. Type abstrait “Population”</text:p>
      <text:p text:style-name="P26"/>
      <text:p text:style-name="P13"><text:span text:style-name="T15"/></text:p>
      <text:p text:style-name="P14"><text:span text:style-name="T15">II.1. Initialisation aléatoire de la liste d’individus</text:span></text:p>
      <text:p text:style-name="P13"><text:span text:style-name="T15"/></text:p>
      <text:p text:style-name="P13"><text:span text:style-name="T15">Fonction</text:span> <text:span text:style-name="T24">popInit</text:span>(<text:span text:style-name="T24">taillePop</text:span>: Entier, longIndiv: Entier): <text:span text:style-name="T24">Population</text:span></text:p>
      <text:p text:style-name="P10">Début:</text:p>
      <text:p text:style-name="P13"><text:tab/><text:span text:style-name="T24">p</text:span>: <text:span text:style-name="T24">Population</text:span> <text:span text:style-name="T16">&lt;-</text:span><text:span text:style-name="T4"> Ø</text:span></text:p>
      <text:p text:style-name="P13"><text:span text:style-name="T4"><text:tab/></text:span><text:span text:style-name="T6">pour </text:span><text:span text:style-name="T4">i: Entier </text:span><text:span text:style-name="T6">de </text:span><text:span text:style-name="T4">0 </text:span><text:span text:style-name="T6">à </text:span><text:span text:style-name="T3">taillePop </text:span><text:span text:style-name="T8">faire</text:span></text:p>
      <text:p text:style-name="P13"><text:span text:style-name="T8"><text:tab/><text:tab/></text:span><text:span text:style-name="T3">p &lt;- insérerTête(p, indivInitI(taillePop))</text:span></text:p>
      <text:p text:style-name="P13"><text:span text:style-name="T3"><text:tab/></text:span><text:span text:style-name="T8">fait</text:span></text:p>
      <text:p text:style-name="P17">Fin</text:p>
      <text:p text:style-name="P17"/>
      <text:p text:style-name="P24">II.2. Tri de la liste à l’aide de Quicksort</text:p>
      <text:p text:style-name="P24"/>
      <text:p text:style-name="P24">Fonction <text:span text:style-name="T18">partitionner(d: PElem, f: PElem): PElem</text:span></text:p>
      <text:p text:style-name="P24">Début</text:p>
      <text:p text:style-name="P24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Mono Nerd Font" svg:font-family="'JetBrainsMono Nerd Font'"/>
    <style:font-face style:name="JetBrainsMono Nerd Font1" svg:font-family="'JetBrainsMono Nerd Fon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JetBrainsMono Nerd Font1" fo:font-size="8pt" officeooo:rsid="00166b33" officeooo:paragraph-rsid="00166b33"/>
    </style:style>
    <style:style style:name="MP2" style:family="paragraph" style:parent-style-name="Footer">
      <style:paragraph-properties fo:text-align="end" style:justify-single-word="false"/>
      <style:text-properties style:font-name="JetBrainsMono Nerd Font1"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2in" fo:margin-bottom="0.2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mbert<text:tab/>William<text:tab/>LO21 A22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15:14:44.528149117</meta:creation-date>
    <dc:date>2022-11-20T18:52:38.764889855</dc:date>
    <meta:editing-duration>PT3H34M58S</meta:editing-duration>
    <meta:editing-cycles>7</meta:editing-cycles>
    <meta:generator>LibreOffice/7.4.2.3$Linux_X86_64 LibreOffice_project/22949782292d40bc0751a2b0b2cf40927460a4f8</meta:generator>
    <meta:document-statistic meta:table-count="0" meta:image-count="0" meta:object-count="0" meta:page-count="2" meta:paragraph-count="60" meta:word-count="210" meta:character-count="1391" meta:non-whitespace-character-count="1189"/>
  </office:meta>
</office:document-meta>
</file>